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dara" svg:font-family="Candar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0ac185"/>
    </style:style>
    <style:style style:name="P2" style:family="paragraph" style:parent-style-name="Standard">
      <style:paragraph-properties fo:margin-top="0cm" fo:margin-bottom="0cm" loext:contextual-spacing="false" fo:line-height="150%"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0ac185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6pt" fo:language="en" fo:country="US" officeooo:paragraph-rsid="000ac185" style:font-size-asian="16pt" style:font-name-complex="Calibri" style:font-size-complex="16pt"/>
    </style:style>
    <style:style style:name="P4" style:family="paragraph" style:parent-style-name="Standard">
      <style:paragraph-properties fo:margin-top="0cm" fo:margin-bottom="0cm" loext:contextual-spacing="false" fo:line-height="150%" fo:padding-left="0cm" fo:padding-right="0cm" fo:padding-top="0cm" fo:padding-bottom="0.035cm" fo:border-left="none" fo:border-right="none" fo:border-top="none" fo:border-bottom="0.74pt solid #000000"/>
      <style:text-properties fo:font-size="16pt" fo:language="en" fo:country="US" officeooo:paragraph-rsid="000ac185" style:font-size-asian="16pt" style:font-name-complex="Calibri" style:font-size-complex="16pt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6pt" fo:language="en" fo:country="US" fo:font-weight="bold" officeooo:paragraph-rsid="000ac185" style:font-size-asian="16pt" style:font-weight-asian="bold" style:font-name-complex="Calibri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 fo:padding-left="0cm" fo:padding-right="0cm" fo:padding-top="0cm" fo:padding-bottom="0.035cm" fo:border-left="none" fo:border-right="none" fo:border-top="none" fo:border-bottom="0.74pt solid #000000"/>
      <style:text-properties fo:font-size="16pt" fo:language="en" fo:country="US" fo:font-weight="bold" officeooo:paragraph-rsid="000ac185" style:font-size-asian="16pt" style:font-weight-asian="bold" style:font-name-complex="Calibri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Candara" fo:font-size="16pt" fo:language="en" fo:country="US" fo:font-weight="bold" officeooo:paragraph-rsid="000ac185" style:font-size-asian="16pt" style:font-weight-asian="bold" style:font-name-complex="Calibri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fo:language="en" fo:country="US" fo:font-weight="bold" officeooo:paragraph-rsid="000ac185" style:font-size-asian="14pt" style:font-weight-asian="bold" style:font-name-complex="Calibri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Candara" fo:font-size="22pt" fo:language="en" fo:country="US" fo:font-weight="bold" officeooo:paragraph-rsid="000ac185" style:font-size-asian="22pt" style:font-weight-asian="bold" style:font-name-complex="Calibri" style:font-size-complex="2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0ac185"/>
    </style:style>
    <style:style style:name="P11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 fo:padding-left="0cm" fo:padding-right="0cm" fo:padding-top="0cm" fo:padding-bottom="0.035cm" fo:border-left="none" fo:border-right="none" fo:border-top="none" fo:border-bottom="0.74pt solid #000000"/>
      <style:text-properties officeooo:paragraph-rsid="000ac185"/>
    </style:style>
    <style:style style:name="T1" style:family="text">
      <style:text-properties style:font-name="Candara" fo:font-size="22pt" fo:language="en" fo:country="US" fo:font-weight="bold" style:font-size-asian="22pt" style:font-weight-asian="bold" style:font-name-complex="Calibri" style:font-size-complex="22pt" style:font-weight-complex="bold"/>
    </style:style>
    <style:style style:name="T2" style:family="text">
      <style:text-properties style:font-name="Candara" fo:font-size="16pt" fo:language="en" fo:country="US" style:text-underline-style="solid" style:text-underline-width="bold" style:text-underline-color="font-color" fo:font-weight="bold" style:font-size-asian="16pt" style:font-weight-asian="bold" style:font-name-complex="Calibri" style:font-size-complex="16pt" style:font-weight-complex="bold"/>
    </style:style>
    <style:style style:name="T3" style:family="text">
      <style:text-properties style:font-name="Candara" fo:font-size="18pt" fo:language="en" fo:country="US" fo:font-weight="bold" style:font-size-asian="18pt" style:font-weight-asian="bold" style:font-name-complex="Calibri" style:font-size-complex="18pt" style:font-weight-complex="bold"/>
    </style:style>
    <style:style style:name="T4" style:family="text">
      <style:text-properties fo:color="#44546a" style:font-name="Candara" fo:font-size="18pt" fo:language="en" fo:country="US" fo:font-weight="bold" style:font-size-asian="18pt" style:font-weight-asian="bold" style:font-name-complex="Calibri" style:font-size-complex="18pt" style:font-weight-complex="bold"/>
    </style:style>
    <style:style style:name="T5" style:family="text">
      <style:text-properties fo:font-size="18pt" fo:language="en" fo:country="US" fo:font-weight="bold" style:font-size-asian="18pt" style:font-weight-asian="bold" style:font-name-complex="Calibri" style:font-size-complex="18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name-complex="Calibri" style:font-size-complex="14pt" style:font-weight-complex="bold"/>
    </style:style>
    <style:style style:name="T7" style:family="text">
      <style:text-properties fo:font-size="14pt" fo:language="en" fo:country="US" fo:font-weight="bold" officeooo:rsid="000ac185" style:font-size-asian="14pt" style:font-weight-asian="bold" style:font-name-complex="Calibri" style:font-size-complex="14pt" style:font-weight-complex="bold"/>
    </style:style>
    <style:style style:name="T8" style:family="text">
      <style:text-properties officeooo:rsid="000ac185"/>
    </style:style>
    <style:style style:name="T9" style:family="text">
      <style:text-properties fo:color="#000080" fo:font-size="14pt" fo:language="zxx" fo:country="none" style:text-underline-style="solid" style:text-underline-width="auto" style:text-underline-color="font-color" fo:font-weight="bold" officeooo:rsid="000ac185" style:font-size-asian="14pt" style:language-asian="zxx" style:country-asian="none" style:font-weight-asian="bold" style:font-name-complex="Calibri" style:font-size-complex="14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ML-MAJOR-MAY</text:span></text:p>
      <text:p text:style-name="P1"><text:span text:style-name="T4">INTRODUCTION TO MACHINE LEARNING WITH PYTHON</text:span></text:p>
      <text:p text:style-name="P9"/>
      <text:p text:style-name="P10"><text:span text:style-name="T1">MAJOR PROJECT SUBMISSION</text:span></text:p>
      <text:p text:style-name="P5"/>
      <text:p text:style-name="P6"/>
      <text:p text:style-name="P1"><text:span text:style-name="T2">PROJECT <text:s/>TITLE </text:span></text:p>
      <text:p text:style-name="P1"><text:span text:style-name="T4">HANDWRITTEN DIGIT RECOGNITION USING SVM ALGORITHM</text:span></text:p>
      <text:p text:style-name="P7"/>
      <text:p text:style-name="P1"><text:span text:style-name="T3">BATCH ID: </text:span><text:span text:style-name="T5">ML05-MB1</text:span></text:p>
      <text:p text:style-name="P5"/>
      <text:p text:style-name="P5"/>
      <text:p text:style-name="P4"/>
      <text:p text:style-name="P4"/>
      <text:p text:style-name="P2"><text:span text:style-name="T6">Name: </text:span><text:span text:style-name="T7">Prince Pipariya</text:span></text:p>
      <text:p text:style-name="P2"><text:span text:style-name="T6">Email ID: </text:span><text:a xlink:type="simple" xlink:href="mailto:sasirekha1692000@gmail.com" text:style-name="Internet_20_link" text:visited-style-name="Visited_20_Internet_20_Link"><text:span text:style-name="T9">p</text:span></text:a><text:span text:style-name="T9">rinceppipariya24@gmail.com</text:span></text:p>
      <text:p text:style-name="P2"><text:span text:style-name="T6">Date of submission: 1</text:span><text:span text:style-name="T7">9</text:span><text:span text:style-name="T6">-JULY-2021</text:span></text:p>
      <text:p text:style-name="P2"><text:span text:style-name="T6">Batch No.: 01</text:span></text:p>
      <text:p text:style-name="P8"/>
      <text:p text:style-name="P8"/>
      <text:p text:style-name="P8"/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dara" svg:font-family="Candar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09:44:52.219023081</meta:creation-date>
    <meta:generator>LibreOffice/6.4.7.2$Linux_X86_64 LibreOffice_project/40$Build-2</meta:generator>
    <dc:date>2021-07-18T09:56:45.385861341</dc:date>
    <meta:editing-duration>PT11M54S</meta:editing-duration>
    <meta:editing-cycles>1</meta:editing-cycles>
    <meta:document-statistic meta:table-count="0" meta:image-count="0" meta:object-count="0" meta:page-count="1" meta:paragraph-count="10" meta:word-count="34" meta:character-count="265" meta:non-whitespace-character-count="239"/>
  </office:meta>
</office:document-meta>
</file>